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35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 style:master-page-name="">
      <style:table-properties style:width="8.491cm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ac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b9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ae7b" officeooo:paragraph-rsid="0005a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eae3" officeooo:paragraph-rsid="0005e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745c1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8e5b5" officeooo:paragraph-rsid="0008e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b9edd" officeooo:paragraph-rsid="000b9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c6be6" officeooo:paragraph-rsid="000c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d7828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b9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c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ae7b" officeooo:paragraph-rsid="0005a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eae3" officeooo:paragraph-rsid="0005e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f2a3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c6be6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0f2a3d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officeooo:rsid="000c6be6" officeooo:paragraph-rsid="000c6be6" style:font-size-asian="12pt" style:font-size-complex="12pt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b9ed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dc16e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d7828" officeooo:paragraph-rsid="000d782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officeooo:rsid="000d7828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7828" officeooo:paragraph-rsid="000d7828" style:font-size-asian="12pt" style:font-style-asian="normal" style:font-size-complex="12pt" style:font-style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c16e" officeooo:paragraph-rsid="000dc16e" style:font-size-asian="12pt" style:font-style-asian="normal" style:font-size-complex="12pt" style:font-style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ffffff" fo:font-style="italic" fo:font-weight="bold" officeooo:rsid="0005ae7b" officeooo:paragraph-rsid="0005ae7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a86d6" officeooo:paragraph-rsid="000a86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c6be6" officeooo:paragraph-rsid="000c6b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T1" style:family="text">
      <style:text-properties style:font-name="DejaVu Sans1" officeooo:rsid="000b9edd" style:font-name-asian="DejaVu Sans1" style:font-name-complex="DejaVu Sans1"/>
    </style:style>
    <style:style style:name="T2" style:family="text">
      <style:text-properties fo:font-style="italic" officeooo:rsid="000acad7" style:font-style-asian="italic" style:font-style-complex="italic"/>
    </style:style>
    <style:style style:name="T3" style:family="text">
      <style:text-properties fo:font-style="italic" officeooo:rsid="000b9edd" style:font-style-asian="italic" style:font-style-complex="italic"/>
    </style:style>
    <style:style style:name="T4" style:family="text">
      <style:text-properties fo:font-style="italic" officeooo:rsid="000f2a3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eae3"/>
    </style:style>
    <style:style style:name="T7" style:family="text">
      <style:text-properties officeooo:rsid="000745c1"/>
    </style:style>
    <style:style style:name="T8" style:family="text">
      <style:text-properties officeooo:rsid="0008e5b5"/>
    </style:style>
    <style:style style:name="T9" style:family="text">
      <style:text-properties officeooo:rsid="000acad7"/>
    </style:style>
    <style:style style:name="T10" style:family="text">
      <style:text-properties officeooo:rsid="000b9edd"/>
    </style:style>
    <style:style style:name="T11" style:family="text">
      <style:text-properties officeooo:rsid="000c6be6"/>
    </style:style>
    <style:style style:name="T12" style:family="text">
      <style:text-properties officeooo:rsid="000d7828"/>
    </style:style>
    <style:style style:name="T13" style:family="text">
      <style:text-properties officeooo:rsid="000dc16e"/>
    </style:style>
    <style:style style:name="T14" style:family="text">
      <style:text-properties fo:font-size="11pt" officeooo:rsid="000d7828" style:font-size-asian="11pt" style:font-size-complex="11pt"/>
    </style:style>
    <style:style style:name="T15" style:family="text">
      <style:text-properties fo:font-size="11pt" officeooo:rsid="000dc16e" style:font-size-asian="11pt" style:font-size-complex="11pt"/>
    </style:style>
    <style:style style:name="T16" style:family="text">
      <style:text-properties officeooo:rsid="000f2a3d"/>
    </style:style>
    <style:style style:name="T17" style:family="text">
      <style:text-properties officeooo:rsid="0013e21b"/>
    </style:style>
    <style:style style:name="T18" style:family="text">
      <style:text-properties officeooo:rsid="0014776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5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4"><text:s/><text:span text:style-name="T5">Esc</text:span> и <text:span text:style-name="T5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0">Tab,</text:p>
            <text:p text:style-name="P20">Ctrl + i</text:p>
          </table:table-cell>
          <table:table-cell table:style-name="Table1.A3" office:value-type="string">
            <text:p text:style-name="P6"><text:span text:style-name="T18">с</text:span>менить текущую (активную) панель</text:p>
          </table:table-cell>
        </table:table-row>
        <table:table-row>
          <table:table-cell table:style-name="Table1.A4" office:value-type="string">
            <text:p text:style-name="P20">Insert,</text:p>
            <text:p text:style-name="P20">Ctrl + t</text:p>
          </table:table-cell>
          <table:table-cell table:style-name="Table1.A4" office:value-type="string">
            <text:p text:style-name="P6"><text:span text:style-name="T18">о</text:span>тметить файл либо снять отметку</text:p>
          </table:table-cell>
        </table:table-row>
        <table:table-row>
          <table:table-cell table:style-name="Table1.A5" office:value-type="string">
            <text:p text:style-name="P20">Alt + g</text:p>
            <text:p text:style-name="P20">Alt + r</text:p>
            <text:p text:style-name="P20">Alt + j</text:p>
          </table:table-cell>
          <table:table-cell table:style-name="Table1.A5" office:value-type="string">
            <text:p text:style-name="P6"><text:span text:style-name="T18">п</text:span>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21">Alt + t</text:p>
          </table:table-cell>
          <table:table-cell table:style-name="Table1.A4" office:value-type="string">
            <text:p text:style-name="P7"><text:span text:style-name="T18">п</text:span>ереключить режим отображения</text:p>
          </table:table-cell>
        </table:table-row>
        <table:table-row>
          <table:table-cell table:style-name="Table1.A5" office:value-type="string">
            <text:p text:style-name="P14">Ctrl + <text:span text:style-name="T6">\</text:span></text:p>
          </table:table-cell>
          <table:table-cell table:style-name="Table1.A5" office:value-type="string">
            <text:p text:style-name="P7"><text:span text:style-name="T18">п</text:span>оказать «Справочник каталогов»</text:p>
          </table:table-cell>
        </table:table-row>
        <table:table-row>
          <table:table-cell table:style-name="Table1.A4" office:value-type="string">
            <text:p text:style-name="P21">+</text:p>
          </table:table-cell>
          <table:table-cell table:style-name="Table1.A4" office:value-type="string">
            <text:p text:style-name="P7"><text:span text:style-name="T18">в</text:span>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21">\</text:p>
          </table:table-cell>
          <table:table-cell table:style-name="Table1.A5" office:value-type="string">
            <text:p text:style-name="P7"><text:span text:style-name="T18">с</text:span>нять отметку с группы файлов</text:p>
          </table:table-cell>
        </table:table-row>
        <table:table-row>
          <table:table-cell table:style-name="Table1.A4" office:value-type="string">
            <text:p text:style-name="P14">Alt + <text:span text:style-name="T7">o</text:span></text:p>
          </table:table-cell>
          <table:table-cell table:style-name="Table1.A4" office:value-type="string">
            <text:p text:style-name="P8"><text:span text:style-name="T18">е</text:span>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14">Alt + <text:span text:style-name="T7">i</text:span></text:p>
          </table:table-cell>
          <table:table-cell table:style-name="Table1.A5" office:value-type="string">
            <text:p text:style-name="P8"><text:span text:style-name="T18">т</text:span>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14">Alt + <text:span text:style-name="T7">y</text:span></text:p>
          </table:table-cell>
          <table:table-cell table:style-name="Table1.A4" office:value-type="string">
            <text:p text:style-name="P8"><text:span text:style-name="T18">к</text:span>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14">Alt + <text:span text:style-name="T7">u</text:span></text:p>
          </table:table-cell>
          <table:table-cell table:style-name="Table1.A5" office:value-type="string">
            <text:p text:style-name="P1"><text:span text:style-name="T18">к</text:span><text:span text:style-name="T7"> следующему каталогу из истории перемещения</text:span></text:p>
          </table:table-cell>
        </table:table-row>
        <table:table-row>
          <table:table-cell table:style-name="Table1.A4" office:value-type="string">
            <text:p text:style-name="P14">Alt + <text:span text:style-name="T7">H</text:span></text:p>
          </table:table-cell>
          <table:table-cell table:style-name="Table1.A4" office:value-type="string">
            <text:p text:style-name="P8"><text:span text:style-name="T18">о</text:span>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14">Alt + <text:span text:style-name="T8">e</text:span></text:p>
          </table:table-cell>
          <table:table-cell table:style-name="Table1.A5" office:value-type="string">
            <text:p text:style-name="P9"><text:span text:style-name="T18">п</text:span>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16">Alt + <text:span text:style-name="T8">.</text:span></text:p>
          </table:table-cell>
          <table:table-cell table:style-name="Table1.A16" office:value-type="string">
            <text:p text:style-name="P26"><text:span text:style-name="T18">о</text:span>тобразить скрытые файлы</text:p>
          </table:table-cell>
        </table:table-row>
        <table:table-row table:style-name="Table1.2">
          <table:table-cell table:style-name="Table1.A3" office:value-type="string">
            <text:p text:style-name="P16">Alt + <text:span text:style-name="T8">,</text:span></text:p>
          </table:table-cell>
          <table:table-cell table:style-name="Table1.A3" office:value-type="string">
            <text:p text:style-name="P26"><text:span text:style-name="T18">р</text:span>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22">Ctrl + u</text:p>
          </table:table-cell>
          <table:table-cell table:style-name="Table1.A16" office:value-type="string">
            <text:p text:style-name="P25"><text:span text:style-name="T18">п</text:span>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36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14">Ctrl + <text:span text:style-name="T9">l</text:span></text:p>
          </table:table-cell>
          <table:table-cell table:style-name="Table1.A5" office:value-type="string">
            <text:p text:style-name="P2"><text:span text:style-name="T18">о</text:span><text:span text:style-name="T9">бновляет всю информацию, отображаемую </text:span><text:span text:style-name="T2">mc</text:span></text:p>
          </table:table-cell>
        </table:table-row>
        <table:table-row>
          <table:table-cell table:style-name="Table1.A4" office:value-type="string">
            <text:p text:style-name="P14">Ctrl + <text:span text:style-name="T9">x c</text:span></text:p>
          </table:table-cell>
          <table:table-cell table:style-name="Table1.A4" office:value-type="string">
            <text:p text:style-name="P2"><text:span text:style-name="T18">п</text:span><text:span text:style-name="T9">оменять права </text:span><text:span text:style-name="T2">(chmod)</text:span><text:span text:style-name="T9"> для отмеченных файлов</text:span></text:p>
          </table:table-cell>
        </table:table-row>
        <table:table-row>
          <table:table-cell table:style-name="Table1.A5" office:value-type="string">
            <text:p text:style-name="P27">Ctrl + <text:span text:style-name="T9">x o</text:span></text:p>
          </table:table-cell>
          <table:table-cell table:style-name="Table1.A5" office:value-type="string">
            <text:p text:style-name="P3"><text:span text:style-name="T18">п</text:span><text:span text:style-name="T9">оменять </text:span><text:span text:style-name="T10">владельца</text:span><text:span text:style-name="T9"> </text:span><text:span text:style-name="T2">(c</text:span><text:span text:style-name="T3">hown</text:span><text:span text:style-name="T2">)</text:span><text:span text:style-name="T9"> для отмеченных файлов</text:span></text:p>
          </table:table-cell>
        </table:table-row>
        <table:table-row>
          <table:table-cell table:style-name="Table1.A4" office:value-type="string">
            <text:p text:style-name="P14">Ctrl + <text:span text:style-name="T10">x l</text:span></text:p>
          </table:table-cell>
          <table:table-cell table:style-name="Table1.A4" office:value-type="string">
            <text:p text:style-name="P10"><text:span text:style-name="T18">с</text:span>оздать жёсткую ссылку</text:p>
          </table:table-cell>
        </table:table-row>
        <table:table-row>
          <table:table-cell table:style-name="Table1.A5" office:value-type="string">
            <text:p text:style-name="P15">Ctrl + <text:span text:style-name="T10">x s</text:span></text:p>
          </table:table-cell>
          <table:table-cell table:style-name="Table1.A5" office:value-type="string">
            <text:p text:style-name="P10"><text:span text:style-name="T18">с</text:span>оздать абсолют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28">Ctrl + <text:span text:style-name="T10">x v</text:span></text:p>
          </table:table-cell>
          <table:table-cell table:style-name="Table1.A16" office:value-type="string">
            <text:p text:style-name="P10"><text:span text:style-name="T18">с</text:span>оздать относительную символическую ссылку</text:p>
          </table:table-cell>
        </table:table-row>
        <table:table-row table:style-name="Table1.2">
          <table:table-cell table:style-name="Table1.A3" office:value-type="string">
            <text:p text:style-name="P15">Ctrl + <text:span text:style-name="T10">x i</text:span></text:p>
          </table:table-cell>
          <table:table-cell table:style-name="Table1.A3" office:value-type="string">
            <text:p text:style-name="P10"><text:span text:style-name="T18">п</text:span>ереводит пассивную панель в режим «Информация»</text:p>
          </table:table-cell>
        </table:table-row>
        <table:table-row>
          <table:table-cell table:style-name="Table1.A4" office:value-type="string">
            <text:p text:style-name="P28">Ctrl + <text:span text:style-name="T10">x </text:span><text:span text:style-name="T16">q</text:span></text:p>
          </table:table-cell>
          <table:table-cell table:style-name="Table1.A4" office:value-type="string">
            <text:p text:style-name="P10"><text:span text:style-name="T18">п</text:span>ереводит пассивную панель в режим быстрого просмотра</text:p>
          </table:table-cell>
        </table:table-row>
        <table:table-row>
          <table:table-cell table:style-name="Table1.A5" office:value-type="string">
            <text:p text:style-name="P15">Ctrl + <text:span text:style-name="T10">x !</text:span></text:p>
          </table:table-cell>
          <table:table-cell table:style-name="Table1.A5" office:value-type="string">
            <text:p text:style-name="P3"><text:span text:style-name="T18">м</text:span><text:span text:style-name="T10">еню </text:span><text:span text:style-name="T1">→ </text:span><text:span text:style-name="T10">«Критерий панелизации»</text:span></text:p>
          </table:table-cell>
        </table:table-row>
        <table:table-row>
          <table:table-cell table:style-name="Table1.A4" office:value-type="string">
            <text:p text:style-name="P28">Ctrl + <text:span text:style-name="T10">x h</text:span></text:p>
          </table:table-cell>
          <table:table-cell table:style-name="Table1.A4" office:value-type="string">
            <text:p text:style-name="P10"><text:span text:style-name="T18">д</text:span>обавить имя каталога в «Справочник каталогов»</text:p>
          </table:table-cell>
        </table:table-row>
        <table:table-row>
          <table:table-cell table:style-name="Table1.A5" office:value-type="string">
            <text:p text:style-name="P14"><text:span text:style-name="T10">Alt </text:span>+ !</text:p>
          </table:table-cell>
          <table:table-cell table:style-name="Table1.A5" office:value-type="string">
            <text:p text:style-name="P3"><text:span text:style-name="T18">м</text:span><text:span text:style-name="T10">еню </text:span><text:span text:style-name="T1">→ </text:span><text:span text:style-name="T10">«Просмотр вывода команды»</text:span></text:p>
          </table:table-cell>
        </table:table-row>
        <table:table-row>
          <table:table-cell table:style-name="Table1.A4" office:value-type="string">
            <text:p text:style-name="P15"><text:span text:style-name="T10">Alt </text:span>+ <text:span text:style-name="T10">?</text:span></text:p>
          </table:table-cell>
          <table:table-cell table:style-name="Table1.A4" office:value-type="string">
            <text:p text:style-name="P10"><text:span text:style-name="T18">о</text:span>кно «Поиск файла»</text:p>
          </table:table-cell>
        </table:table-row>
        <table:table-row>
          <table:table-cell table:style-name="Table1.A5" office:value-type="string">
            <text:p text:style-name="P15"><text:span text:style-name="T10">Alt </text:span>+ <text:span text:style-name="T10">c</text:span></text:p>
          </table:table-cell>
          <table:table-cell table:style-name="Table1.A5" office:value-type="string">
            <text:p text:style-name="P10"><text:span text:style-name="T18">о</text:span>кно «Быстрая смена каталога»</text:p>
          </table:table-cell>
        </table:table-row>
        <table:table-row>
          <table:table-cell table:style-name="Table1.A4" office:value-type="string">
            <text:p text:style-name="P15">Ctrl + <text:span text:style-name="T10">o</text:span></text:p>
          </table:table-cell>
          <table:table-cell table:style-name="Table1.A4" office:value-type="string">
            <text:p text:style-name="P10"><text:span text:style-name="T18">в</text:span>ывод предыдущей команды</text:p>
          </table:table-cell>
        </table:table-row>
        <table:table-row table:style-name="Table1.2">
          <table:table-cell table:style-name="Table1.A3" office:value-type="string">
            <text:p text:style-name="P19"><text:span text:style-name="T16">C</text:span>trl + <text:span text:style-name="T16">Space</text:span></text:p>
          </table:table-cell>
          <table:table-cell table:style-name="Table1.A3" office:value-type="string">
            <text:p text:style-name="P25"><text:span text:style-name="T18">п</text:span>одсчёт размера каталога</text:p>
          </table:table-cell>
        </table:table-row>
        <table:table-row table:style-name="Table1.2">
          <table:table-cell table:style-name="Table1.A35" table:number-columns-spanned="2" office:value-type="string">
            <text:p text:style-name="P38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23">Ctrl/Alt + s</text:p>
          </table:table-cell>
          <table:table-cell table:style-name="Table1.A5" office:value-type="string">
            <text:p text:style-name="P11"><text:span text:style-name="T18">р</text:span>ежим быстрого поиска</text:p>
          </table:table-cell>
        </table:table-row>
        <table:table-row table:style-name="Table1.2">
          <table:table-cell table:style-name="Table1.A35" table:number-columns-spanned="2" office:value-type="string">
            <text:p text:style-name="P38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17"><text:span text:style-name="T11">Ctrl/Alt </text:span><text:span text:style-name="T12">+ Enter</text:span></text:p>
          </table:table-cell>
          <table:table-cell table:style-name="Table1.A5" office:value-type="string">
            <text:p text:style-name="P12"><text:span text:style-name="T18">к</text:span>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32">Alt + Tab</text:p>
          </table:table-cell>
          <table:table-cell table:style-name="Table1.A16" office:value-type="string">
            <text:p text:style-name="P33"><text:span text:style-name="T18">п</text:span>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30">Ctrl + x t, Ctrl + x Ctrl + t</text:p>
          </table:table-cell>
          <table:table-cell table:style-name="Table1.A5" office:value-type="string">
            <text:p text:style-name="P4"><text:span text:style-name="T18">к</text:span><text:span text:style-name="T12">опирует в командную строку имена помеченных файлов из активной/</text:span><text:span text:style-name="T13">пассивной</text:span><text:span text:style-name="T12"> панели</text:span></text:p>
          </table:table-cell>
        </table:table-row>
        <table:table-row table:style-name="Table1.2">
          <table:table-cell table:style-name="Table1.A16" office:value-type="string">
            <text:p text:style-name="P29"><text:span text:style-name="T14">Ctrl + x </text:span><text:span text:style-name="T15">p</text:span><text:span text:style-name="T14">,</text:span><text:span text:style-name="T12"> Ctrl + x Ctrl + </text:span><text:span text:style-name="T13">p</text:span></text:p>
          </table:table-cell>
          <table:table-cell table:style-name="Table1.A16" office:value-type="string">
            <text:p text:style-name="P34"><text:span text:style-name="T18">к</text:span>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18">Ctrl + <text:span text:style-name="T13">q</text:span></text:p>
          </table:table-cell>
          <table:table-cell table:style-name="Table1.A5" office:value-type="string">
            <text:p text:style-name="P5"><text:span text:style-name="T18">в</text:span><text:span text:style-name="T16">ставить символы, которые интерпретируются </text:span><text:span text:style-name="T4">mc </text:span><text:span text:style-name="T16">(пример: +)</text:span></text:p>
          </table:table-cell>
        </table:table-row>
        <table:table-row table:style-name="Table1.2">
          <table:table-cell table:style-name="Table1.A16" office:value-type="string">
            <text:p text:style-name="P19"><text:span text:style-name="T16">Alt</text:span> + <text:span text:style-name="T16">p, Alt + n</text:span></text:p>
          </table:table-cell>
          <table:table-cell table:style-name="Table1.A16" office:value-type="string">
            <text:p text:style-name="P25"><text:span text:style-name="T18">п</text:span>еремещение по истории команд</text:p>
          </table:table-cell>
        </table:table-row>
        <table:table-row>
          <table:table-cell table:style-name="Table1.A5" office:value-type="string">
            <text:p text:style-name="P22">Alt + h</text:p>
          </table:table-cell>
          <table:table-cell table:style-name="Table1.A5" office:value-type="string">
            <text:p text:style-name="P13"><text:span text:style-name="T18">в</text:span>ыводит историю текущей строки ввода (историю команд)</text:p>
          </table:table-cell>
        </table:table-row>
        <table:table-row table:style-name="Table1.2">
          <table:table-cell table:style-name="Table1.A35" table:number-columns-spanned="2" office:value-type="string">
            <text:p text:style-name="P37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1"><text:a xlink:type="simple" xlink:href="https://github.com/drakulavich/russian-mc-cheatsheet">github.com/drakulavich/russian-mc-cheatsheet</text:a></text:p>
          </table:table-cell>
        </table:table-row>
      </table:table>
      <text:p text:style-name="P39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<text:span text:style-name="T17">0.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1-15T12:12:00</dc:date>
    <dc:creator>Anton Yakutovich</dc:creator>
    <meta:editing-duration>PT06H32M56S</meta:editing-duration>
    <meta:editing-cycles>27</meta:editing-cycles>
    <meta:generator>OpenOffice.org/3.2$Linux OpenOffice.org_project/320m19$Build-9505</meta:generator>
    <meta:printed-by>Anton Yakutovich</meta:printed-by>
    <meta:print-date>2010-03-22T23:35:33</meta:print-date>
    <meta:document-statistic meta:table-count="2" meta:image-count="1" meta:object-count="0" meta:page-count="1" meta:paragraph-count="90" meta:word-count="382" meta:character-count="2275"/>
  </office:meta>
</office:document-meta>
</file>